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8.89mm" svg:height="152.47mm" svg:x="0mm" svg:y="60.56mm">
            <draw:object draw:notify-on-update-of-ranges="Sheet1.B2:Sheet1.B12 Sheet1.C2:Sheet1.C12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string" calcext:value-type="string">
            <text:p>Réflexion sur la structure du projet</text:p>
          </table:table-cell>
          <table:table-cell office:value-type="date" office:date-value="2019-09-25" calcext:value-type="date">
            <text:p>25/09/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Jeu dans la console</text:p>
          </table:table-cell>
          <table:table-cell office:value-type="date" office:date-value="2019-10-02" calcext:value-type="date">
            <text:p>02/10/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Mise en place de la BDD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ise, Nicolas</text:p>
          </table:table-cell>
        </table:table-row>
        <table:table-row table:style-name="ro1">
          <table:table-cell office:value-type="string" calcext:value-type="string">
            <text:p>Interface en JavaFX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cille, Tom</text:p>
          </table:table-cell>
        </table:table-row>
        <table:table-row table:style-name="ro1">
          <table:table-cell office:value-type="string" calcext:value-type="string">
            <text:p>Fusion du modèle et de la vue</text:p>
          </table:table-cell>
          <table:table-cell office:value-type="date" office:date-value="2019-11-06" calcext:value-type="date">
            <text:p>06/1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Recommencer et fin de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réation d’un compte et connexion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cille, Nicolas</text:p>
          </table:table-cell>
        </table:table-row>
        <table:table-row table:style-name="ro1">
          <table:table-cell office:value-type="string" calcext:value-type="string">
            <text:p>Sauvegarder et recharger la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icolas, Tom</text:p>
          </table:table-cell>
        </table:table-row>
        <table:table-row table:style-name="ro1">
          <table:table-cell office:value-type="string" calcext:value-type="string">
            <text:p>Javadoc</text:p>
          </table:table-cell>
          <table:table-cell office:value-type="date" office:date-value="2019-12-04" calcext:value-type="date">
            <text:p>04/12/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hanger le thème</text:p>
          </table:table-cell>
          <table:table-cell office:value-type="date" office:date-value="2019-12-04" calcext:value-type="date">
            <text:p>04/12/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cille</text:p>
          </table:table-cell>
        </table:table-row>
        <table:table-row table:style-name="ro1">
          <table:table-cell office:value-type="string" calcext:value-type="string">
            <text:p>Consultation du classement/historique</text:p>
          </table:table-cell>
          <table:table-cell office:value-type="date" office:date-value="2019-12-04" calcext:value-type="date">
            <text:p>04/12/19</text:p>
          </table:table-cell>
          <table:table-cell/>
          <table:table-cell office:value-type="string" calcext:value-type="string">
            <text:p>Tom, Elise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2:Sheet1.AMJ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5:44:57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12-13T15:45:33.840000000</dc:date>
    <meta:editing-duration>PT31M</meta:editing-duration>
    <meta:editing-cycles>15</meta:editing-cycles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37">
      <style:chart-properties chart:display-label="true" chart:logarithmic="false" chart:minimum="43733" chart:maximum="43817" chart:origin="0" chart:interval-major="7" chart:interval-minor-divisor="7" chart:gap-width="2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eeeeee"/>
    </style:style>
    <style:style style:name="ch11" style:family="chart" style:data-style-name="N37">
      <style:chart-properties chart:display-label="true" chart:logarithmic="false" chart:gap-width="25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3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89cm" svg:height="15.248cm" xlink:href=".." xlink:type="simple" chart:class="chart:bar" chart:style-name="ch1">
        <chart:title svg:x="12.893cm" svg:y="0.44cm" chart:style-name="ch2">
          <text:p>Rétro-Planning</text:p>
        </chart:title>
        <chart:plot-area chart:style-name="ch3" table:cell-range-address="Sheet1.A2:Sheet1.D12" chart:data-source-has-labels="column" svg:x="1.588cm" svg:y="1.523cm" svg:width="26.725cm" svg:height="12.44cm">
          <chartooo:coordinate-region svg:x="10.266cm" svg:y="1.523cm" svg:width="17.384cm" svg:height="11.793cm"/>
          <chart:axis chart:dimension="x" chart:name="primary-x" chart:style-name="ch4" chartooo:axis-type="auto">
            <chartooo:date-scale/>
            <chart:title svg:x="0.451cm" svg:y="8.329cm" chart:style-name="ch5">
              <text:p>Tâches</text:p>
            </chart:title>
            <chart:categories table:cell-range-address="Sheet1.A2:Sheet1.A12 Sheet1.D2:Sheet1.D12"/>
          </chart:axis>
          <chart:axis chart:dimension="x" chart:name="secondary-x" chart:style-name="ch6"/>
          <chart:axis chart:dimension="y" chart:name="primary-y" chart:style-name="ch7">
            <chart:title svg:x="14.469cm" svg:y="14.267cm" chart:style-name="ch8">
              <text:p>Date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Sheet1.B2:Sheet1.B12" chart:class="chart:bar">
            <chart:data-point chart:repeated="11"/>
          </chart:series>
          <chart:series chart:attached-axis="primary-y" chart:style-name="ch13" chart:values-cell-range-address="Sheet1.C2:Sheet1.C12" chart:class="chart:bar">
            <chart:data-point chart:repeated="11"/>
          </chart:series>
          <chart:series chart:attached-axis="primary-y" chart:style-name="ch14" chart:values-cell-range-address="Sheet1.D2:Sheet1.D12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Réflexion sur la structure du projet Tout le groupe</text:p>
                <text:list>
                  <text:list-item>
                    <text:p>Réflexion sur la structure du projet</text:p>
                  </text:list-item>
                  <text:list-item>
                    <text:p>Tout le groupe</text:p>
                  </text:list-item>
                </text:list>
                <draw:g>
                  <svg:desc>Sheet1.A2:Sheet1.A12 Sheet1.D2:Sheet1.D12</svg:desc>
                </draw:g>
              </table:table-cell>
              <table:table-cell office:value-type="float" office:value="43733">
                <text:p>43733</text:p>
                <draw:g>
                  <svg:desc>Sheet1.B2:Sheet1.B12</svg:desc>
                </draw:g>
              </table:table-cell>
              <table:table-cell office:value-type="float" office:value="7">
                <text:p>7</text:p>
                <draw:g>
                  <svg:desc>Sheet1.C2:Sheet1.C12</svg:desc>
                </draw:g>
              </table:table-cell>
              <table:table-cell office:value-type="float" office:value="NaN">
                <text:p>NaN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Jeu dans la console Tout le groupe</text:p>
                <text:list>
                  <text:list-item>
                    <text:p>Jeu dans la consol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40">
                <text:p>4374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e en place de la BDD Elise, Nicolas</text:p>
                <text:list>
                  <text:list-item>
                    <text:p>Mise en place de la BDD</text:p>
                  </text:list-item>
                  <text:list-item>
                    <text:p>Elise, Nicolas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face en JavaFX Lucille, Tom</text:p>
                <text:list>
                  <text:list-item>
                    <text:p>Interface en JavaFX</text:p>
                  </text:list-item>
                  <text:list-item>
                    <text:p>Lucille, Tom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sion du modèle et de la vue Tout le groupe</text:p>
                <text:list>
                  <text:list-item>
                    <text:p>Fusion du modèle et de la vu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ommencer et fin de partie Nicolas</text:p>
                <text:list>
                  <text:list-item>
                    <text:p>Recommencer et fin de partie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éation d’un compte et connexion Lucille, Nicolas</text:p>
                <text:list>
                  <text:list-item>
                    <text:p>Création d’un compte et connexion</text:p>
                  </text:list-item>
                  <text:list-item>
                    <text:p>Lucille, 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vegarder et recharger la partie Nicolas, Tom</text:p>
                <text:list>
                  <text:list-item>
                    <text:p>Sauvegarder et recharger la partie</text:p>
                  </text:list-item>
                  <text:list-item>
                    <text:p>Nicolas, Tom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vadoc Nicolas</text:p>
                <text:list>
                  <text:list-item>
                    <text:p>Javadoc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r le thème Lucille</text:p>
                <text:list>
                  <text:list-item>
                    <text:p>Changer le thème</text:p>
                  </text:list-item>
                  <text:list-item>
                    <text:p>Lucille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ultation du classement/historique Tom, Elise</text:p>
                <text:list>
                  <text:list-item>
                    <text:p>Consultation du classement/historique</text:p>
                  </text:list-item>
                  <text:list-item>
                    <text:p>Tom, Elise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